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9a_30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8, FF 19a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Rebecca Rosenbach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rch 25, 1886</text:p>
      <text:p text:style-name="P5">Month<text:tab/><text:tab/><text:tab/><text:tab/><text:tab/><text:tab/>March</text:p>
      <text:p text:style-name="P5">Year<text:tab/><text:tab/><text:tab/><text:tab/><text:tab/><text:tab/>1886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Teachers' Association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Philadelphia/</text:p>
      <text:p text:style-name="P3">March 25<text:span text:style-name="T2">th</text:span><text:span text:style-name="T3">[/ inserted by author]86/</text:span></text:p>
      <text:p text:style-name="P2"><text:span text:style-name="T3">Dear Mr. Morais,/</text:span></text:p>
      <text:p text:style-name="P2"><text:span text:style-name="T3"><text:tab/>Will you be/ kind enough to answer the/ following questions at the/ next meeting of the Teachers'/ Association, to be held/ Monday evening April 5</text:span><text:span text:style-name="T2">th</text:span><text:span text:style-name="T3">/</text:span></text:p>
      <text:p text:style-name="P2"><text:span text:style-name="T3">No. 1. How were the Sabbaths and/ Holy days observed in Jerusalem/ at the time of Solomon's Temple?/</text:span></text:p>
      <text:p text:style-name="P2"><text:span text:style-name="T3">No. 2. Why were the palm, myrtle,/ citron and willow used at/ Succoth?/</text:span></text:p>
      <text:p text:style-name="P2"><text:span text:style-name="T3"/></text:p>
      <text:p text:style-name="P2"><text:span text:style-name="T3">[Page 2]</text:span></text:p>
      <text:p text:style-name="P2"><text:span text:style-name="T3">[Hebrew]/</text:span></text:p>
      <text:p text:style-name="P2"><text:span text:style-name="T3"/></text:p>
      <text:p text:style-name="P2"><text:span text:style-name="T3">[Page 3]</text:span></text:p>
      <text:p text:style-name="P2"><text:soft-page-break/><text:span text:style-name="T3">No. 3. What was the language/ supposed to have been used/ before the confusion of tongues?/</text:span></text:p>
      <text:p text:style-name="P2"><text:span text:style-name="T3">No. 4. Explain the phenomenon of/ the burning bush./</text:span></text:p>
      <text:p text:style-name="P2"><text:span text:style-name="T3">No. 5. Did dances form a part/ of the religious ceremonies in/ Bible times.?/</text:span></text:p>
      <text:p text:style-name="P2"><text:span text:style-name="T3"><text:tab/>Yours very truly./ Rebecca Rosenbach./ chairman./</text:span></text:p>
      <text:p text:style-name="P2"><text:span text:style-name="T3"/></text:p>
      <text:p text:style-name="P2"><text:span text:style-name="T3">[Page 4]</text:span></text:p>
      <text:p text:style-name="P2"><text:span text:style-name="T3">[Hebrew]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5T15:03:19.69</meta:creation-date>
    <meta:document-statistic meta:table-count="0" meta:image-count="0" meta:object-count="0" meta:page-count="3" meta:paragraph-count="76" meta:word-count="287" meta:character-count="2005"/>
    <dc:date>2012-01-25T15:08:40.88</dc:date>
    <dc:creator>Penn Libraries</dc:creator>
    <meta:editing-duration>PT00H05M21S</meta:editing-duration>
    <meta:editing-cycles>1</meta:editing-cycles>
    <meta:generator>OpenOffice.org/3.2$Win32 OpenOffice.org_project/320m12$Build-9483</meta:generator>
  </office:meta>
</office:document-meta>
</file>